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8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draw:marker-start-width="0.518cm" draw:marker-end-width="0.518cm" draw:textarea-horizontal-align="justify" draw:textarea-vertical-align="middle" draw:auto-grow-height="false" fo:min-height="3.052cm" fo:min-width="4.326cm" fo:padding-top="0.231cm" fo:padding-bottom="0.231cm" fo:padding-left="0.356cm" fo:padding-right="0.356cm"/>
      <style:paragraph-properties style:writing-mode="lr-tb"/>
    </style:style>
    <style:style style:name="gr2" style:family="graphic" style:parent-style-name="standard">
      <style:graphic-properties svg:stroke-width="0.212cm" draw:marker-start-width="0.518cm" draw:marker-end-width="0.518cm" draw:textarea-horizontal-align="justify" draw:textarea-vertical-align="middle" draw:auto-grow-height="false" fo:min-height="2.84cm" fo:min-width="4.114cm" fo:padding-top="0.231cm" fo:padding-bottom="0.231cm" fo:padding-left="0.356cm" fo:padding-right="0.356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6cm" svg:height="3.302cm" svg:x="0.932cm" svg:y="0.832cm">
          <text:p text:style-name="P1"><text:span text:style-name="T1">Bank </text:span></text:p>
          <text:p text:style-name="P1"><text:span text:style-name="T1">Account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302cm" svg:x="22.458cm" svg:y="0.732cm">
          <text:p text:style-name="P2"><text:span text:style-name="T1">Personal</text:span></text:p>
          <text:p text:style-name="P2"><text:span text:style-name="T1">Account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302cm" svg:x="11.732cm" svg:y="11.932cm">
          <text:p text:style-name="P1"><text:span text:style-name="T1">Bank </text:span></text:p>
          <text:p text:style-name="P1"><text:span text:style-name="T1">Accou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5T12:33:45.858155046</meta:creation-date>
    <dc:date>2020-04-15T12:42:47.189624769</dc:date>
    <meta:editing-duration>PT9M1S</meta:editing-duration>
    <meta:editing-cycles>1</meta:editing-cycles>
    <meta:generator>LibreOffice/6.3.5.2$Linux_X86_64 LibreOffice_project/30$Build-2</meta:generator>
    <meta:document-statistic meta:object-count="26"/>
  </office:meta>
</office:document-meta>
</file>